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Times New Roman" officeooo:rsid="0010b4a0" officeooo:paragraph-rsid="0010b4a0" style:font-name-complex="Times New Roma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text-properties officeooo:paragraph-rsid="000b4c9c"/>
    </style:style>
    <style:style style:name="P5" style:family="paragraph" style:parent-style-name="Text_20_body">
      <style:text-properties style:font-name="Times New Roman" style:font-name-complex="Times New Roman"/>
    </style:style>
    <style:style style:name="P6" style:family="paragraph" style:parent-style-name="Text_20_body" style:list-style-name="L1">
      <style:text-properties style:font-name="Times New Roman" officeooo:rsid="000b4c9c" officeooo:paragraph-rsid="000b4c9c" style:font-name-complex="Times New Roman"/>
    </style:style>
    <style:style style:name="P7" style:family="paragraph" style:parent-style-name="Text_20_body">
      <style:text-properties style:font-name="Times New Roman" officeooo:rsid="000b4c9c" officeooo:paragraph-rsid="000b4c9c" style:font-name-complex="Times New Roman"/>
    </style:style>
    <style:style style:name="P8" style:family="paragraph" style:parent-style-name="Text_20_body" style:list-style-name="L4">
      <style:paragraph-properties fo:text-align="end" style:justify-single-word="false"/>
      <style:text-properties style:font-name="Times New Roman" officeooo:paragraph-rsid="000b4c9c" style:font-name-complex="Times New Roman"/>
    </style:style>
    <style:style style:name="P9" style:family="paragraph" style:parent-style-name="Text_20_body" style:list-style-name="L3">
      <style:text-properties style:font-name="Times New Roman" style:font-name-complex="Times New Roman"/>
    </style:style>
    <style:style style:name="P10" style:family="paragraph" style:parent-style-name="Text_20_body" style:list-style-name="L1">
      <style:text-properties style:font-name="Times New Roman" style:font-name-complex="Times New Roman"/>
    </style:style>
    <style:style style:name="P11" style:family="paragraph" style:parent-style-name="Text_20_body" style:list-style-name="L5">
      <style:text-properties style:font-name="Times New Roman" style:font-name-complex="Times New Roman"/>
    </style:style>
    <style:style style:name="P12" style:family="paragraph" style:parent-style-name="Text_20_body">
      <style:text-properties style:font-name="Times New Roman" fo:font-weight="bold" officeooo:rsid="000b4c9c" officeooo:paragraph-rsid="000b4c9c" style:font-weight-asian="bold" style:font-name-complex="Times New Roman" style:font-weight-complex="bold"/>
    </style:style>
    <style:style style:name="P13" style:family="paragraph" style:parent-style-name="Title">
      <style:text-properties style:font-name="Times New Roman" style:font-name-complex="Times New Roman"/>
    </style:style>
    <style:style style:name="T1" style:family="text">
      <style:text-properties officeooo:rsid="000b4c9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officeooo:rsid="000b4c9c" style:font-name-complex="Times New Roman"/>
    </style:style>
    <style:style style:name="T5" style:family="text">
      <style:text-properties style:font-name="Times New Roman" officeooo:rsid="00128eb7" style:font-name-complex="Times New Roman"/>
    </style:style>
    <style:style style:name="T6" style:family="text">
      <style:text-properties style:font-name="Times New Roman" fo:font-weight="bold" officeooo:rsid="000b4c9c" style:font-weight-asian="bold" style:font-name-complex="Times New Roman" style:font-weight-complex="bold"/>
    </style:style>
    <style:style style:name="T7" style:family="text">
      <style:text-properties style:font-name="Times New Roman" fo:font-weight="bold" officeooo:rsid="00128eb7" style:font-weight-asian="bold" style:font-name-complex="Times New Roman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28eb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aporan</text:p>
      <text:p text:style-name="P5"/>
      <text:p text:style-name="P7">Nama : Ari Ali Nugroho</text:p>
      <text:p text:style-name="P7">Kelas : 11 IPA 3</text:p>
      <text:p text:style-name="P7"/>
      <text:p text:style-name="P4"><text:span text:style-name="T4">Waktu : </text:span><text:span text:style-name="T5">22</text:span><text:span text:style-name="T4"> Mei 2020 (video durasi: 30 Menit)</text:span></text:p>
      <text:p text:style-name="P7">Sumber : Internet (youtube.com)</text:p>
      <text:p text:style-name="P7">Penceramah : Ustadz Adi Hidayat</text:p>
      <text:p text:style-name="P4"><text:span text:style-name="T6">Materi: </text:span><text:span text:style-name="T7">Pelaksanaan Idul Fitri</text:span></text:p>
      <text:p text:style-name="P12"/>
      <text:h text:style-name="P1" text:outline-level="2">Rangkuman:</text:h>
      <text:list xml:id="list2200296725" text:style-name="L1">
        <text:list-item>
          <text:p text:style-name="P6">Dalil:</text:p>
        </text:list-item>
      </text:list>
      <text:list xml:id="list2560000806" text:style-name="L4">
        <text:list-header>
          <text:p text:style-name="P8">وَلِتُكَبِّرُوا اللَّهَ عَلَىٰ مَا هَدَاكُمْ وَلَعَلَّكُمْ تَشْكُرُونَ</text:p>
        </text:list-header>
      </text:list>
      <text:list xml:id="list165259188" text:style-name="L3">
        <text:list-item>
          <text:p text:style-name="P9"><text:span text:style-name="T2">(… dan hendaklah kamu mengagungkan Allah atas petunjuk-Nya yang diberikan kepadamu, supaya kamu bersyukur.) <text:s/></text:span><text:span text:style-name="T1">[QS. Al-Baqarah: 185]</text:span></text:p>
        </text:list-item>
      </text:list>
      <text:list xml:id="list174202811416055" text:continue-list="list2200296725" text:style-name="L1">
        <text:list-item>
          <text:p text:style-name="P10">Allah memberikan petunjuk-Nya kepada orang-orang yang berhasil berpuasa agar mereka bersyukur (ungkapan "terima kasih" hamba kepada Allah) kepada-Nya .</text:p>
        </text:list-item>
        <text:list-item>
          <text:p text:style-name="P10">Shalat Idul fitri merupakan ungkapan rasa syukur kepada Allah ketika berhasil melaksanakan puasa.</text:p>
        </text:list-item>
        <text:list-item>
          <text:p text:style-name="P10">Persiapan shalat idul fitri:</text:p>
        </text:list-item>
      </text:list>
      <text:list xml:id="list1988777369" text:style-name="L5">
        <text:list-item>
          <text:p text:style-name="P11">Menyempurnakan wudhu (atau dapat disempurnakan dengan melaksanakan mandi besar).</text:p>
        </text:list-item>
        <text:list-item>
          <text:p text:style-name="P11">Mengenakan Pakaian terbaik (bukan termahal, tapi pakaian sesuai syariat dan dari harta yg paling halal).</text:p>
        </text:list-item>
        <text:list-item>
          <text:p text:style-name="P11">Bagi laki-laki menggunakan parfum/minyak wangi.</text:p>
        </text:list-item>
        <text:list-item>
          <text:p text:style-name="P11">Makan ringan (mencicipi) sebelum berangkat melaksanakan shalat idul fitri.</text:p>
        </text:list-item>
        <text:list-item>
          <text:p text:style-name="P11">Memperbanyak takbir ketika berangkat menuju tempat shalat idul fitri.</text:p>
        </text:list-item>
      </text:list>
      <text:list xml:id="list174202605590120" text:continue-list="list174202811416055" text:style-name="L1">
        <text:list-item>
          <text:p text:style-name="P10">Pelaksanakan shalat idul fitri disunnahkan dilaksanakan pada tempat luas (masjid/lapangan).</text:p>
        </text:list-item>
        <text:list-item>
          <text:p text:style-name="P10">Bila tidak memungkinkan untuk melaksanakan shalat dalam keramaian, maka dapat dilakukan di tempat yang lain (contoh: rumah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1T17:31:28.407385335</meta:creation-date>
    <dc:date>2020-05-21T17:42:02.499304407</dc:date>
    <meta:editing-duration>PT7M40S</meta:editing-duration>
    <meta:editing-cycles>9</meta:editing-cycles>
    <meta:generator>LibreOffice/6.4.3.2$Linux_X86_64 LibreOffice_project/40$Build-2</meta:generator>
    <meta:document-statistic meta:table-count="0" meta:image-count="0" meta:object-count="0" meta:page-count="1" meta:paragraph-count="21" meta:word-count="182" meta:character-count="1251" meta:non-whitespace-character-count="1102"/>
  </office:meta>
</office:document-meta>
</file>